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 fo:background-color="#ffffff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" style:family="text">
      <style:text-properties style:font-name="Times New Roman" fo:font-size="10pt" style:font-name-asian="Times New Roman1" style:font-size-asian="10pt" style:font-name-complex="Times New Roman1" style:font-size-complex="10pt" fo:background-color="#ffffff"/>
    </style:style>
    <style:style style:name="T3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SOCIALWORKER(</text:span><text:span text:style-name="T3">dni</text:span><text:span text:style-name="T2">, name</text:span><text:span text:style-name="T3">,</text:span><text:span text:style-name="T2"> phone, username, passwd)</text:span></text:p>
      <text:p text:style-name="Standard"><text:span text:style-name="T2"><text:tab/></text:span><text:span text:style-name="T1">SOCIALWORKER.username es clave alternativa<text:tab/></text:span></text:p>
      <text:p text:style-name="P1"/>
      <text:p text:style-name="Standard"><text:span text:style-name="T2">PERSON(name, secondname, </text:span><text:span text:style-name="T3">dni</text:span><text:span text:style-name="T2">, phone, dateofbirth, postaddress, email, username, passwd)</text:span></text:p>
      <text:p text:style-name="P1"/>
      <text:p text:style-name="Standard"><text:span text:style-name="T2">VOLUNTEER(</text:span><text:span text:style-name="T3">dni</text:span><text:span text:style-name="T2">, endDate, state)</text:span></text:p>
      <text:p text:style-name="Standard"><text:span text:style-name="T2"><text:tab/>VOLUNTEER.dni es clave ajena a PERSON<text:tab/><text:tab/><text:tab/>No <text:tab/>R/P</text:span></text:p>
      <text:p text:style-name="Standard"><text:span text:style-name="T2"><text:tab/></text:span><text:span text:style-name="T1">VOLUNTEER.endDate acepta nulos</text:span></text:p>
      <text:p text:style-name="P1"/>
      <text:p text:style-name="Standard"><text:span text:style-name="T2">HOBBIES(</text:span><text:span text:style-name="T3">dni, hobbie</text:span><text:span text:style-name="T2">)</text:span></text:p>
      <text:p text:style-name="Standard"><text:span text:style-name="T2"><text:tab/>HOBBIES.dni es clave ajena a VOLUNTEER.dni<text:tab/><text:tab/><text:tab/>No <text:tab/>R/P</text:span></text:p>
      <text:p text:style-name="P1"/>
      <text:p text:style-name="Standard"><text:span text:style-name="T2">ELDERLYPEOPLE(</text:span><text:span text:style-name="T3">dni</text:span><text:span text:style-name="T2">, justification, dnisocialworker)</text:span></text:p>
      <text:p text:style-name="Standard"><text:span text:style-name="T2"><text:tab/>ELDERLYPEOPLE.dni es clave ajena a PERSON<text:tab/><text:tab/><text:tab/>No <text:tab/>R/P<text:tab/></text:span></text:p>
      <text:p text:style-name="Standard"><text:span text:style-name="T2"><text:tab/>ELDERLYPEOPLE.dnisocialworker clave ajena a SOCIALWORKER<text:tab/>No <text:tab/>R/P</text:span></text:p>
      <text:p text:style-name="P1"/>
      <text:p text:style-name="Standard"><text:span text:style-name="T2">DISPONIBILITY(</text:span><text:span text:style-name="T3">dnivolunteer, dnielderlypeople</text:span><text:span text:style-name="T2">, dayofweek, initialtime, finaltime, open)</text:span></text:p>
      <text:p text:style-name="Standard"><text:span text:style-name="T2"><text:tab/>DISPONIBILITY.dnivolunteer es clave ajena a VOLUNTEER<text:tab/><text:tab/>No <text:tab/>R/P</text:span></text:p>
      <text:p text:style-name="P2"><text:span text:style-name="T2">DISPONIBILITY.dnielderlypeople clave ajena a ELDERLYPEOPLE<text:tab/>No <text:tab/>R/P</text:span></text:p>
      <text:p text:style-name="P1"/>
      <text:p text:style-name="Standard"><text:span text:style-name="T2">COMPANY(</text:span><text:span text:style-name="T3">cif</text:span><text:span text:style-name="T2">, name, personalcontact, phonecontact, email, postaddress)</text:span></text:p>
      <text:p text:style-name="Standard"><text:span text:style-name="T2"><text:tab/></text:span><text:span text:style-name="T1">COMPANY.email es clave alternativa</text:span></text:p>
      <text:p text:style-name="P1"/>
      <text:p text:style-name="Standard"><text:span text:style-name="T2">REQUEST(</text:span><text:span text:style-name="T3">codrequest</text:span><text:span text:style-name="T2">, state, servicetype, requestdate, approveddate, rejected, enddate, dnielderlypeople)</text:span></text:p>
      <text:p text:style-name="Standard"><text:span text:style-name="T2"><text:tab/></text:span><text:span text:style-name="T1">REQUEST.elderlypeople es clave ajena a ELDERLYPEOPLE <text:tab/></text:span><text:span text:style-name="T2">No <text:tab/>R/P</text:span></text:p>
      <text:p text:style-name="Standard"><text:soft-page-break/><text:span text:style-name="T1"><text:tab/>REQUEST.rejected acepta nulos</text:span></text:p>
      <text:p text:style-name="P1"/>
      <text:p text:style-name="Standard"><text:span text:style-name="T2">CONTRACT(</text:span><text:span text:style-name="T3">codrequest, cifcompany</text:span><text:span text:style-name="T2">, service, initialtime, finaltime, price)</text:span></text:p>
      <text:p text:style-name="P2"><text:span text:style-name="T1">CONTRACT.codrequest es clave ajena a REQUEST <text:s/><text:tab/><text:tab/></text:span><text:span text:style-name="T2">No <text:tab/>R/P</text:span></text:p>
      <text:p text:style-name="Standard"><text:span text:style-name="T1"><text:tab/>CONTRACT.cifcompany es clave ajena a COMPANY <text:tab/><text:tab/></text:span><text:span text:style-name="T2">No <text:tab/>R/P</text:span></text:p>
      <text:p text:style-name="Standard"><text:span text:style-name="T1"><text:tab/>CONTRACT.finaltime acepta nulos</text:span></text:p>
      <text:p text:style-name="P1"/>
      <text:p text:style-name="P1"/>
      <text:p text:style-name="Standard"><text:span text:style-name="T2">INVOICE(</text:span><text:span text:style-name="T3">codinvoice</text:span><text:span text:style-name="T2">, dnielderlypeople, price, date)</text:span></text:p>
      <text:p text:style-name="Standard"><text:span text:style-name="T2"><text:tab/></text:span><text:span text:style-name="T1">INVOICE.elderlyPeople es clave ajena a ELDERLYPEOPLE<text:tab/><text:tab/></text:span><text:span text:style-name="T2">No <text:tab/>R/P</text:span></text:p>
      <text:p text:style-name="P1"/>
      <text:p text:style-name="P1"/>
      <text:p text:style-name="Standard"><text:span text:style-name="T2">LINE(</text:span><text:span text:style-name="T3">codinvoice, codrequest</text:span><text:span text:style-name="T2">, concept, priceservice)</text:span></text:p>
      <text:p text:style-name="P2"><text:span text:style-name="T1">LINE.codInvoice es clave ajena a INVOICE<text:tab/><text:tab/><text:tab/><text:tab/>No <text:tab/>R/P</text:span></text:p>
      <text:p text:style-name="Standard"><text:span text:style-name="T1"><text:tab/>LINE.codRequest es clave ajena a REQUEST<text:tab/><text:tab/><text:tab/>No <text:tab/>R/P</text:span></text:p>
      <text:p text:style-name="P1"/>
      <text:p text:style-name="Standard"><text:span text:style-name="T2">CASUSERS(</text:span><text:span text:style-name="T3">username</text:span><text:span text:style-name="T2">, passwd rol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170" meta:character-count="1552" meta:non-whitespace-character-count="1364"/>
    <meta:generator>LibreOfficeDev/6.0.5.2$Linux_X86_64 LibreOffice_project/</meta:generator>
  </office:meta>
</office:document-meta>
</file>